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CREAR</text:p>
          </table:table-cell>
          <table:table-cell/>
        </table:table-row>
        <table:table-row table:style-name="ro1">
          <table:table-cell office:value-type="string">
            <text:p>clonar</text:p>
          </table:table-cell>
          <table:table-cell office:value-type="string">
            <text:p>$ git clone</text:p>
          </table:table-cell>
        </table:table-row>
        <table:table-row table:style-name="ro1">
          <table:table-cell office:value-type="string">
            <text:p>iniciar</text:p>
          </table:table-cell>
          <table:table-cell office:value-type="string">
            <text:p>$ git init</text:p>
          </table:table-cell>
        </table:table-row>
        <table:table-row table:style-name="ro1">
          <table:table-cell office:value-type="string">
            <text:p>comitear</text:p>
          </table:table-cell>
          <table:table-cell office:value-type="string">
            <text:p>$ git commit -m</text:p>
          </table:table-cell>
        </table:table-row>
        <table:table-row table:style-name="ro1">
          <table:table-cell office:value-type="string">
            <text:p>descargar</text:p>
          </table:table-cell>
          <table:table-cell office:value-type="string">
            <text:p>$ git pull</text:p>
          </table:table-cell>
        </table:table-row>
        <table:table-row table:style-name="ro1">
          <table:table-cell office:value-type="string">
            <text:p>subir</text:p>
          </table:table-cell>
          <table:table-cell office:value-type="string">
            <text:p>$ git push</text:p>
          </table:table-cell>
        </table:table-row>
        <table:table-row table:style-name="ro1">
          <table:table-cell office:value-type="string">
            <text:p>crear rama</text:p>
          </table:table-cell>
          <table:table-cell office:value-type="string">
            <text:p>$ git branch nombre de rama</text:p>
          </table:table-cell>
        </table:table-row>
        <table:table-row table:style-name="ro1">
          <table:table-cell office:value-type="string">
            <text:p>listar ramas</text:p>
          </table:table-cell>
          <table:table-cell office:value-type="string">
            <text:p>$ git branch</text:p>
          </table:table-cell>
        </table:table-row>
        <table:table-row table:style-name="ro1">
          <table:table-cell office:value-type="string">
            <text:p>ver estado</text:p>
          </table:table-cell>
          <table:table-cell office:value-type="string">
            <text:p>$ git status</text:p>
          </table:table-cell>
        </table:table-row>
        <table:table-row table:style-name="ro1">
          <table:table-cell office:value-type="string">
            <text:p>ver commits</text:p>
          </table:table-cell>
          <table:table-cell office:value-type="string">
            <text:p>$ git log</text:p>
          </table:table-cell>
        </table:table-row>
        <table:table-row table:style-name="ro1">
          <table:table-cell office:value-type="string">
            <text:p>conectar repositorio local con repositorio remoto</text:p>
          </table:table-cell>
          <table:table-cell office:value-type="string">
            <text:p>$ git remote add</text:p>
          </table:table-cell>
        </table:table-row>
        <table:table-row table:style-name="ro1">
          <table:table-cell office:value-type="string">
            <text:p>configurar nombre de usuario</text:p>
          </table:table-cell>
          <table:table-cell office:value-type="string">
            <text:p>$ git config user.name</text:p>
          </table:table-cell>
        </table:table-row>
        <table:table-row table:style-name="ro1">
          <table:table-cell office:value-type="string">
            <text:p>configurar email</text:p>
          </table:table-cell>
          <table:table-cell office:value-type="string">
            <text:p>$ git config user.email</text:p>
          </table:table-cell>
        </table:table-row>
        <table:table-row table:style-name="ro1">
          <table:table-cell office:value-type="string">
            <text:p>controlar version de archivo</text:p>
          </table:table-cell>
          <table:table-cell office:value-type="string">
            <text:p>$ git add</text:p>
          </table:table-cell>
        </table:table-row>
        <table:table-row table:style-name="ro1">
          <table:table-cell office:value-type="string">
            <text:p>moverse de rama</text:p>
          </table:table-cell>
          <table:table-cell office:value-type="string">
            <text:p>$ git checkout</text:p>
          </table:table-cell>
        </table:table-row>
        <table:table-row table:style-name="ro1">
          <table:table-cell office:value-type="string">
            <text:p>eliminar rama</text:p>
          </table:table-cell>
          <table:table-cell office:value-type="string">
            <text:p>$ git branch -d</text:p>
          </table:table-cell>
        </table:table-row>
        <table:table-row table:style-name="ro1">
          <table:table-cell office:value-type="string">
            <text:p>ver repositorio remoto</text:p>
          </table:table-cell>
          <table:table-cell office:value-type="string">
            <text:p>$ git remote -v</text:p>
          </table:table-cell>
        </table:table-row>
        <table:table-row table:style-name="ro1">
          <table:table-cell office:value-type="string">
            <text:p>fusionar commits de una rama secundaria a la rama principal</text:p>
          </table:table-cell>
          <table:table-cell office:value-type="string">
            <text:p>$ git merge</text:p>
          </table:table-cell>
        </table:table-row>
        <table:table-row table:style-name="ro1">
          <table:table-cell office:value-type="string">
            <text:p>remover archivo del control de cambios</text:p>
          </table:table-cell>
          <table:table-cell office:value-type="string">
            <text:p>$ git rm</text:p>
          </table:table-cell>
        </table:table-row>
        <table:table-row table:style-name="ro1">
          <table:table-cell office:value-type="string">
            <text:p>remover directorio y sus archivos del control de cambios</text:p>
          </table:table-cell>
          <table:table-cell office:value-type="string">
            <text:p>$ git rm -r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2">12/06/2021</text:date>, <text:time>00:18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ía Fraga</meta:initial-creator>
    <meta:creation-date>2021-06-12T00:08:23.70</meta:creation-date>
    <dc:date>2021-06-12T00:18:23.73</dc:date>
    <dc:creator>Sofía Fraga</dc:creator>
    <meta:editing-duration>PT10M2S</meta:editing-duration>
    <meta:editing-cycles>1</meta:editing-cycles>
    <meta:document-statistic meta:table-count="3" meta:cell-count="39" meta:object-count="0"/>
    <meta:generator>OpenOffice/4.1.5$Win32 OpenOffice.org_project/415m1$Build-9789</meta:generator>
  </office:meta>
</office:document-meta>
</file>